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URW Bookman L" officeooo:rsid="0005017a" officeooo:paragraph-rsid="0005017a"/>
    </style:style>
    <style:style style:name="P2" style:family="paragraph" style:parent-style-name="Standard">
      <style:text-properties style:font-name="URW Bookman L" officeooo:rsid="0005017a" officeooo:paragraph-rsid="0005017a"/>
    </style:style>
    <style:style style:name="P3" style:family="paragraph" style:parent-style-name="Standard">
      <style:paragraph-properties fo:text-align="center" style:justify-single-word="false"/>
      <style:text-properties style:font-name="URW Bookman L" officeooo:rsid="0005017a" officeooo:paragraph-rsid="0005017a"/>
    </style:style>
    <style:style style:name="P4" style:family="paragraph" style:parent-style-name="Standard">
      <style:paragraph-properties fo:text-align="justify" style:justify-single-word="false"/>
      <style:text-properties style:font-name="URW Bookman L" officeooo:rsid="0005017a" officeooo:paragraph-rsid="0005017a"/>
    </style:style>
    <style:style style:name="P5" style:family="paragraph" style:parent-style-name="Standard">
      <style:paragraph-properties fo:text-align="center" style:justify-single-word="false"/>
      <style:text-properties style:font-name="URW Bookman L" fo:font-size="13pt" officeooo:rsid="0005017a" officeooo:paragraph-rsid="0005017a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style:font-name="URW Bookman L" fo:font-size="9pt" officeooo:rsid="0005017a" officeooo:paragraph-rsid="0005017a" style:font-size-asian="9pt" style:font-size-complex="9pt"/>
    </style:style>
    <style:style style:name="P7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URW Bookman L" officeooo:rsid="0005017a" officeooo:paragraph-rsid="0005017a"/>
    </style:style>
    <style:style style:name="P8" style:family="paragraph" style:parent-style-name="Standard">
      <style:paragraph-properties fo:margin-left="0cm" fo:margin-right="0cm" fo:text-align="justify" style:justify-single-word="false" fo:text-indent="1.018cm" style:auto-text-indent="false"/>
      <style:text-properties style:font-name="URW Bookman L" officeooo:rsid="0005017a" officeooo:paragraph-rsid="000a152c"/>
    </style:style>
    <style:style style:name="P9" style:family="paragraph" style:parent-style-name="Standard">
      <style:paragraph-properties fo:text-align="start" style:justify-single-word="false">
        <style:tab-stops>
          <style:tab-stop style:position="7.303cm"/>
          <style:tab-stop style:position="7.498cm"/>
        </style:tab-stops>
      </style:paragraph-properties>
      <style:text-properties style:font-name="URW Bookman L" officeooo:rsid="0005017a" officeooo:paragraph-rsid="000bed51"/>
    </style:style>
    <style:style style:name="T1" style:family="text">
      <style:text-properties officeooo:rsid="000a15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teusz Wojciech Gałażyn<text:tab/>Warszawa, dnia......................... </text:p>
      <text:p text:style-name="P2"><text:s/></text:p>
      <text:p text:style-name="P2"/>
      <text:p text:style-name="P2"/>
      <text:p text:style-name="P2"/>
      <text:p text:style-name="P2"/>
      <text:p text:style-name="P3">Wydział Fizyki </text:p>
      <text:p text:style-name="P3">Politechniki Warszawskiej </text:p>
      <text:p text:style-name="P3"/>
      <text:p text:style-name="P3"/>
      <text:p text:style-name="P3"/>
      <text:p text:style-name="P3"/>
      <text:p text:style-name="P5">OŚWIADCZENIE </text:p>
      <text:p text:style-name="P3"/>
      <text:p text:style-name="P3"/>
      <text:p text:style-name="P8">Świadomy odpowiedzialności karnej oświadczam, że przedkładana praca dyplomowa pt. „<text:span text:style-name="T1">Calculation of predictions for non-identical particle correlations in heavy ions collisions at LHC energies from hydrodynamics-inspired models</text:span>” została napisana przeze mnie samodzielnie. </text:p>
      <text:p text:style-name="P7"/>
      <text:p text:style-name="P7">Jednocześnie oświadczam, iż wyżej wymieniona praca nie narusza praw autorskich w rozumieniu ustawy z dnia 4 lutego 1994r. O prawie autorskim i prawach pokrewnych ( Dz.U. Nr 24 poz. 83 ) oraz dóbr osobistych chronionych prawem cywilnym. </text:p>
      <text:p text:style-name="P7"/>
      <text:p text:style-name="P7">Wyżej wymieniona praca nie zawiera danych i informacji, które uzyskałem w sposób niedozwolony. </text:p>
      <text:p text:style-name="P7"/>
      <text:p text:style-name="P7">Niniejsza praca dyplomowa nie była wcześniej podstawą żadnej inne urzędowej procedury związanej z nadaniem dyplomów uczelni lub tytułów zawodowych </text:p>
      <text:p text:style-name="P7"/>
      <text:p text:style-name="P7">Wyrażam zgodę na udostępnienie mojej pracy dla celów naukowych i dydaktycznych. </text:p>
      <text:p text:style-name="P4"/>
      <text:p text:style-name="P4"/>
      <text:p text:style-name="P4"/>
      <text:p text:style-name="P4"/>
      <text:p text:style-name="P4"/>
      <text:p text:style-name="P4"/>
      <text:p text:style-name="P1">....................................... </text:p>
      <text:p text:style-name="P6">podpis oświadczającego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微软雅黑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微软雅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348cm" fo:margin-bottom="2cm" fo:margin-left="3.544cm" fo:margin-right="3.4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00:17:32</meta:creation-date>
    <dc:date>2014-12-09T00:07:01.745486884</dc:date>
    <meta:editing-duration>P0D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124" meta:character-count="1015" meta:non-whitespace-character-count="886"/>
  </office:meta>
</office:document-meta>
</file>